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72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Ukaż mi Panie</text:span><text:span text:style-name="T1"><text:line-break/></text:span><text:span text:style-name="T1">Swą twarz</text:span><text:span text:style-name="T1"><text:line-break/></text:span><text:span text:style-name="T1">Daj mi usłyszeć</text:span><text:span text:style-name="T1"><text:line-break/></text:span><text:span text:style-name="T1">Twój gł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o słodki jest</text:span><text:span text:style-name="T1"><text:line-break/></text:span><text:span text:style-name="T1">Twój głos</text:span><text:span text:style-name="T1"><text:line-break/></text:span><text:span text:style-name="T1">I twarz pełna wdzięku</text:span><text:span text:style-name="T1"><text:line-break/></text:span><text:span text:style-name="T1">Ukaż mi Panie</text:span><text:span text:style-name="T1"><text:line-break/></text:span><text:span text:style-name="T1">Swą t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12T19:25:46</meta:creation-date>
    <dc:date>2013-06-18T18:05:31.93</dc:date>
    <dc:language>pl-PL</dc:language>
    <meta:editing-cycles>12</meta:editing-cycles>
    <meta:editing-duration>PT7M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